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26pt solid #ffffff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84">
      <style:table-cell-properties fo:background-color="#3399ff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6" style:family="table-cell" style:parent-style-name="Default">
      <style:text-properties style:font-name="Courier" fo:font-size="12pt" style:font-size-asian="12pt" style:font-size-complex="12pt"/>
    </style:style>
    <style:style style:name="ce7" style:family="table-cell" style:parent-style-name="Default">
      <style:table-cell-properties fo:background-color="#3399ff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number-columns-repeated="2" table:default-cell-style-name="ce1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015-7-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015-7-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015-7-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 table:number-rows-repeated="1048561">
          <table:table-cell table:number-columns-repeated="9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5:00:32.749894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2:38:47.086979755</meta:creation-date>
    <dc:date>2016-01-25T15:11:15.723489109</dc:date>
    <meta:editing-duration>PT45M32S</meta:editing-duration>
    <meta:editing-cycles>2</meta:editing-cycles>
    <meta:generator>LibreOffice/5.0.2.2$Linux_X86_64 LibreOffice_project/00m0$Build-2</meta:generator>
    <meta:document-statistic meta:table-count="1" meta:cell-count="24" meta:object-count="0"/>
  </office:meta>
</office:document-meta>
</file>